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3712" calcext:value-type="float">
            <text:p>42.6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13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2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7512" calcext:value-type="float">
            <text:p>42.5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1416" calcext:value-type="float">
            <text:p>42.5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532" calcext:value-type="float">
            <text:p>42.5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1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1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1-08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892" calcext:value-type="float">
            <text:p>42.1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9372" calcext:value-type="float">
            <text:p>42.2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813" calcext:value-type="float">
            <text:p>42.18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53056" calcext:value-type="float">
            <text:p>42.1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5364" calcext:value-type="float">
            <text:p>42.1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83536" calcext:value-type="float">
            <text:p>42.1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1074" calcext:value-type="float">
            <text:p>42.12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0406" calcext:value-type="float">
            <text:p>42.11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82485714286" calcext:value-type="float">
            <text:p>42.0482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3548" calcext:value-type="float">
            <text:p>42.1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97" calcext:value-type="float">
            <text:p>42.05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1722" calcext:value-type="float">
            <text:p>41.97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5626" calcext:value-type="float">
            <text:p>41.96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2456" calcext:value-type="float">
            <text:p>42.0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588" calcext:value-type="float">
            <text:p>41.9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9408" calcext:value-type="float">
            <text:p>41.9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6256" calcext:value-type="float">
            <text:p>42.0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078" calcext:value-type="float">
            <text:p>42.15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0604" calcext:value-type="float">
            <text:p>42.1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97024" calcext:value-type="float">
            <text:p>42.1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7932" calcext:value-type="float">
            <text:p>42.1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8788" calcext:value-type="float">
            <text:p>42.1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42135" calcext:value-type="float">
            <text:p>42.0942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9192" calcext:value-type="float">
            <text:p>42.0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3104" calcext:value-type="float">
            <text:p>42.0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3726" calcext:value-type="float">
            <text:p>42.00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2202" calcext:value-type="float">
            <text:p>42.00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2385" calcext:value-type="float">
            <text:p>41.9132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6002" calcext:value-type="float">
            <text:p>41.92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4092" calcext:value-type="float">
            <text:p>41.8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13285" calcext:value-type="float">
            <text:p>41.8713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3508" calcext:value-type="float">
            <text:p>41.7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5352" calcext:value-type="float">
            <text:p>41.8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6754" calcext:value-type="float">
            <text:p>41.846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67515" calcext:value-type="float">
            <text:p>41.8267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802" calcext:value-type="float">
            <text:p>41.849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7864" calcext:value-type="float">
            <text:p>41.8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73408" calcext:value-type="float">
            <text:p>41.81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89" calcext:value-type="float">
            <text:p>41.79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475" calcext:value-type="float">
            <text:p>41.8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3894" calcext:value-type="float">
            <text:p>41.823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7318" calcext:value-type="float">
            <text:p>41.787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792" calcext:value-type="float">
            <text:p>41.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046" calcext:value-type="float">
            <text:p>41.7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66144" calcext:value-type="float">
            <text:p>41.7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6457" calcext:value-type="float">
            <text:p>41.7564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3508" calcext:value-type="float">
            <text:p>41.7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617" calcext:value-type="float">
            <text:p>41.746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331" calcext:value-type="float">
            <text:p>41.723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569" calcext:value-type="float">
            <text:p>41.715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8355" calcext:value-type="float">
            <text:p>41.7368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214" calcext:value-type="float">
            <text:p>41.717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50448" calcext:value-type="float">
            <text:p>41.7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8738" calcext:value-type="float">
            <text:p>41.718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5878" calcext:value-type="float">
            <text:p>41.695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4636" calcext:value-type="float">
            <text:p>41.6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15805" calcext:value-type="float">
            <text:p>41.6015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5868" calcext:value-type="float">
            <text:p>41.6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102" calcext:value-type="float">
            <text:p>41.583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1004" calcext:value-type="float">
            <text:p>41.5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1098" calcext:value-type="float">
            <text:p>41.551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389" calcext:value-type="float">
            <text:p>41.593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1004" calcext:value-type="float">
            <text:p>41.5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19" calcext:value-type="float">
            <text:p>41.525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16848" calcext:value-type="float">
            <text:p>41.5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76342857143" calcext:value-type="float">
            <text:p>41.4876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84" meta:object-count="0"/>
    <meta:user-defined meta:name="AppVersion">3.0</meta:user-defined>
  </office:meta>
</office:document-meta>
</file>